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470ddb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470ddb" style:font-size-asian="10pt" style:font-style-asian="italic" style:font-size-complex="10pt" style:font-style-complex="italic"/>
    </style:style>
    <style:style style:name="P6" style:family="paragraph" style:parent-style-name="Text_20_body_20__28_user_29_">
      <style:paragraph-properties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3f5a5e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3e105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70dd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text-align="center" style:justify-single-word="false"/>
      <style:text-properties fo:color="#000000" loext:opacity="100%" style:font-name="Arial" fo:font-size="10pt" fo:font-weight="bold" officeooo:rsid="003ddae2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fo:color="#2a6099" loext:opacity="100%" style:font-name="Arial" fo:font-size="10pt" fo:font-weight="bold" officeooo:rsid="0050ad52" officeooo:paragraph-rsid="0050ad52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Text_20_body_20__28_user_29_">
      <style:paragraph-properties fo:text-align="justify" style:justify-single-word="false"/>
      <style:text-properties officeooo:paragraph-rsid="001f449d"/>
    </style:style>
    <style:style style:name="P15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8pt" fo:letter-spacing="-0.004cm" fo:font-weight="bold" officeooo:paragraph-rsid="002fd5bc" style:font-size-asian="8pt" style:font-weight-asian="bold" style:font-name-complex="Arial4" style:font-size-complex="8pt" style:font-weight-complex="bold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2be6c"/>
    </style:style>
    <style:style style:name="P18" style:family="paragraph" style:parent-style-name="Standard">
      <style:text-properties fo:color="#000000" loext:opacity="100%" style:font-name="Arial" fo:font-size="10pt" officeooo:paragraph-rsid="0049cd2e" style:font-size-asian="10pt" style:font-size-complex="10pt"/>
    </style:style>
    <style:style style:name="P19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etter-spacing="-0.004cm" fo:font-weight="bold" officeooo:paragraph-rsid="0049cd2e" style:font-size-asian="10pt" style:font-weight-asian="bold" style:font-name-complex="Arial4" style:font-size-complex="10pt" style:font-weight-complex="bold"/>
    </style:style>
    <style:style style:name="P2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9cd2e" style:font-size-asian="10pt" style:font-name-complex="Arial4" style:font-size-complex="10pt"/>
    </style:style>
    <style:style style:name="P21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61967" officeooo:paragraph-rsid="0052be6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5204af" officeooo:paragraph-rsid="0052be6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5e39fe" officeooo:paragraph-rsid="0052be6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6e0a6" officeooo:paragraph-rsid="0052be6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officeooo:paragraph-rsid="003ddae2" style:font-size-asian="13pt" style:font-style-asian="italic" style:font-weight-asian="bold" style:font-size-complex="13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" fo:font-size="10pt" fo:font-weight="normal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2" style:family="text">
      <style:text-properties fo:color="#000000" loext:opacity="100%" style:font-name="Arial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3" style:family="text">
      <style:text-properties fo:color="#000000" loext:opacity="100%" style:font-name="Arial" fo:font-size="10pt" fo:font-weight="normal" officeooo:rsid="005d850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4" style:family="text">
      <style:text-properties fo:color="#000000" loext:opacity="100%" style:font-name="Arial" fo:font-size="10pt" fo:font-weight="normal" officeooo:rsid="005c2e66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5" style:family="text">
      <style:text-properties fo:color="#000000" loext:opacity="100%" style:font-name="Arial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" fo:font-size="10pt" officeooo:rsid="0052be6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" fo:font-size="10pt" officeooo:rsid="004a36a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2a6099" loext:opacity="100%" fo:font-weight="bold" officeooo:rsid="0064daf0" style:font-weight-asian="bold" style:font-weight-complex="bold"/>
    </style:style>
    <style:style style:name="T12" style:family="text">
      <style:text-properties fo:color="#2a6099" loext:opacity="100%" fo:font-weight="bold" officeooo:rsid="0076d3f4" style:font-weight-asian="bold" style:font-weight-complex="bold"/>
    </style:style>
    <style:style style:name="T13" style:family="text">
      <style:text-properties fo:color="#2a6099" loext:opacity="100%" fo:font-weight="bold" officeooo:rsid="00658e34" style:font-weight-asian="bold" style:font-weight-complex="bold"/>
    </style:style>
    <style:style style:name="T14" style:family="text">
      <style:text-properties fo:color="#2a6099" loext:opacity="100%" style:font-name="Arial1" fo:font-size="10pt" fo:font-weight="bold" officeooo:rsid="005e39fe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5" style:family="text">
      <style:text-properties fo:color="#2a6099" loext:opacity="100%" style:font-name="Arial1" fo:font-size="10pt" fo:font-weight="bold" officeooo:rsid="005992f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6" style:family="text">
      <style:text-properties fo:color="#2a6099" loext:opacity="100%" style:font-name="Arial1" fo:font-size="10pt" fo:font-weight="bold" officeooo:rsid="005c2e66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7" style:family="text">
      <style:text-properties fo:color="#2a6099" loext:opacity="100%" style:font-name="Arial1" fo:font-size="10pt" fo:font-weight="bold" officeooo:rsid="005d850c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8" style:family="text">
      <style:text-properties officeooo:rsid="004014a8"/>
    </style:style>
    <style:style style:name="T19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20" style:family="text">
      <style:text-properties officeooo:rsid="003ddae2" style:letter-kerning="true" style:font-name-asian="SimSun" style:language-asian="zh" style:country-asian="CN" style:font-name-complex="Lucida Sans" style:language-complex="hi" style:country-complex="IN"/>
    </style:style>
    <style:style style:name="T21" style:family="text">
      <style:text-properties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49f96" style:font-weight-asian="bold" style:font-weight-complex="bold"/>
    </style:style>
    <style:style style:name="T24" style:family="text">
      <style:text-properties officeooo:rsid="00470ddb"/>
    </style:style>
    <style:style style:name="T2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7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9" style:family="text">
      <style:text-properties officeooo:rsid="004a36aa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4014a8" fo:background-color="transparent" loext:char-shading-value="0"/>
    </style:style>
    <style:style style:name="T32" style:family="text">
      <style:text-properties officeooo:rsid="005e50a7"/>
    </style:style>
    <style:style style:name="T33" style:family="text">
      <style:text-properties style:text-line-through-style="none" style:text-line-through-type="none" style:font-name="Arial2" fo:letter-spacing="-0.004cm" fo:language="es" fo:country="ES" fo:font-style="normal" style:text-underline-style="none" officeooo:rsid="00040fc1" style:letter-kerning="true" style:text-blinking="false" fo:background-color="transparent" loext:char-shading-value="0" style:font-name-asian="Verdana" style:language-asian="zh" style:country-asian="CN" style:font-style-asian="normal" style:font-name-complex="Arial" style:language-complex="ar" style:country-complex="SA" style:font-style-complex="normal"/>
    </style:style>
    <style:style style:name="T34" style:family="text">
      <style:text-properties style:text-line-through-style="none" style:text-line-through-type="none" style:font-name="Arial2" fo:letter-spacing="-0.004cm" fo:language="es" fo:country="ES" fo:font-style="normal" style:text-underline-style="none" officeooo:rsid="005d850c" style:letter-kerning="true" style:text-blinking="false" fo:background-color="transparent" loext:char-shading-value="0" style:font-name-asian="Verdana" style:language-asian="zh" style:country-asian="CN" style:font-style-asian="normal" style:font-name-complex="Arial" style:language-complex="ar" style:country-complex="SA" style:font-style-complex="normal"/>
    </style:style>
    <style:style style:name="T35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9">D</text:span><text:span text:style-name="T20">ICTAMEN COMISIÓN INFORMATIVA</text:span></text:p>
      <text:p text:style-name="P6"/>
      <text:p text:style-name="P15">Número de expediente: $$V_NUMEXP$$ </text:p>
      <text:p text:style-name="P15">Nombre del expediente: $$V_TITULOEXP$$</text:p>
      <text:p text:style-name="P15">Fecha: $$DIA_SISTEMA$$ <text:span text:style-name="T24">de </text:span>$$MES_SISTEMA$$ <text:span text:style-name="T24">de </text:span>$$EJERCICIO_SISTEMA$$</text:p>
      <text:p text:style-name="P7"/>
      <text:p text:style-name="P8">Visto que el Plan Anual Normativo aprobado por <text:span text:style-name="T29">a</text:span>cuerdo de Pleno de $$F_ACUERDO_PLENO$$ para el ejercicio $$EJERCICIO_PAN$$ y publicado en el <text:span text:style-name="T29">p</text:span>ortal de <text:span text:style-name="T29">t</text:span>ransparencia contiene la previsión de aprobación de la Ordenanza $$MUNICIPAL$$ Específica de Subvenciones $$MODALIDAD_SUBVENCION$$ en este ejercicio. </text:p>
      <text:p text:style-name="P8">Vista la necesidad de regular aspectos con mayor concreción y específicos de aprobación, concesión y justificación de las subvenciones y ayudas $$MODALIDAD_SUBVENCION$$, al objeto de establecer unas bases acordes y objetivas con la modalidad de subvención.</text:p>
      <text:p text:style-name="P17"><text:span text:style-name="T14">[En caso de que</text:span><text:span text:style-name="T15"> </text:span><text:span text:style-name="T14">se haya sometido </text:span><text:span text:style-name="T16">solo </text:span><text:span text:style-name="T14">a </text:span><text:span text:style-name="T16">inform</text:span><text:span text:style-name="T17">a</text:span><text:span text:style-name="T16">ción</text:span><text:span text:style-name="T14"> pública]</text:span><text:span text:style-name="T2">Finalizado </text:span><text:span text:style-name="T3">el</text:span><text:span text:style-name="T2"> trámite previo de información pública relativos a l</text:span><text:span text:style-name="T5">a aprobación de la Ordenanza $$MUNICIPAL$$ Específica de Subvenciones $$MODALIDAD_SUBVENCION$$ $$DEL_AYTO$$ $$TRATAMIENTO_AYTO$$ $$NOMBRE_AYTO$$.</text:span></text:p>
      <text:p text:style-name="P17"><text:span text:style-name="T14">[En caso de que</text:span><text:span text:style-name="T15"> </text:span><text:span text:style-name="T14">se haya sometido </text:span><text:span text:style-name="T16">solo </text:span><text:span text:style-name="T14">a consulta pública]</text:span><text:span text:style-name="T2">Finalizado </text:span><text:span text:style-name="T3">el</text:span><text:span text:style-name="T2"> trámite previo de </text:span><text:span text:style-name="T4">consulta</text:span><text:span text:style-name="T2"> pública relativos </text:span><text:span text:style-name="T1">a l</text:span><text:span text:style-name="T6">a aprobación de la Ordenanza $$MUNICIPAL$$ Específica de Subvenciones $$MODALIDAD_SUBVENCION$$ $$DEL_AYTO$$ $$TRATAMIENTO_AYTO$$ $$NOMBRE_AYTO$$.</text:span></text:p>
      <text:p text:style-name="P22"><text:span text:style-name="T11">[En caso de </text:span><text:span text:style-name="T12">que se haya recabado</text:span><text:span text:style-name="T13">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11">]</text:span><text:span text:style-name="T32">Finalizado el trámite de recogida de la opinión de las organizaciones o asociaciones reconocidas por Ley que agrupen o representen a las personas cuyos derechos o intereses legítimos se vieren afectados por la norma y cuyos fines guarden relación directa con su objeto, en relación </text:span>a la<text:span text:style-name="Fuente_20_de_20_párrafo_20_predeter."><text:span text:style-name="T33"> </text:span></text:span><text:span text:style-name="Fuente_20_de_20_párrafo_20_predeter."><text:span text:style-name="T34">aprobación</text:span></text:span> de la <text:span text:style-name="T21">Ordenanza $$MUNICIPAL$$ Específica de Subvenciones $$MODALIDAD_SUBVENCION$$ $$DEL_AYTO$$ $$TRATAMIENTO_AYTO$$ $$NOMBRE_AYTO$$.</text:span></text:p>
      <text:p text:style-name="P21"><text:span text:style-name="T10">[En caso de que no hubiese habido ningún trámite previo de participación]</text:span>En virtud del artículo 133.4 de la Ley 39/2015, de 1 de octubre, del Procedimiento Administrativo Común de las Administraciones Públicas, se prescindió de los trámites de consulta, audiencia e información pública debido a los siguientes motivos:</text:p>
      <text:p text:style-name="P23">$$MOTIVOS_NOPART$$</text:p>
      <text:p text:style-name="P9">Visto el informe de Secretaría de fecha $$F_F_ISE$$.</text:p>
      <text:p text:style-name="P8">Debatido y deliberado el asunto por los miembros de esta Comisión Informativa, y con $$VOTOS_FAVORABLES_COMISION$$ voto<text:span text:style-name="T31">s a favor,</text:span><text:span text:style-name="T30"> $$VOTOS_EN_CONTRA_COMISION$$ </text:span><text:span text:style-name="T31">en contra y</text:span><text:span text:style-name="T30"> $$ABSTENCIONES_COMISION$$ </text:span><text:span text:style-name="T31">abstenciones,</text:span><text:span text:style-name="T30"> </text:span>se dictamina favorablemente, proponiendo <text:span text:style-name="T30">al Pleno $$DEL_AYTO$$ $$AYUNTAMIENTO$$</text:span> la adopción del siguiente:</text:p>
      <text:p text:style-name="P8"/>
      <text:p text:style-name="P12">ACUERDA</text:p>
      <text:p text:style-name="P8"/>
      <text:p text:style-name="P10"><text:span text:style-name="T22">PRIMERO</text:span>.- La aprobación inicial de la Ordenanza $$MUNICIPAL$$ Específica de Subvenciones $$MODALIDAD_SUBVENCION$$. </text:p>
      <text:p text:style-name="P13">[Transcribir proyecto Ordenanza]</text:p>
      <text:p text:style-name="P14"><text:soft-page-break/><text:span text:style-name="T9">SEGUNDO</text:span><text:span text:style-name="T6">.- </text:span><text:span text:style-name="T7">Exponer</text:span><text:span text:style-name="T6"> el acuerdo adoptado en el tablón de anuncios de $$ESTE_ART$$ $$TRATAMIENTO_AYTO$$ $$AYUNTAMIENTO$$, así como en el portal web, durante el plazo de 30 días hábiles, durante los cuales los/</text:span><text:span text:style-name="T8">las</text:span><text:span text:style-name="T6"> ciudadanos/</text:span><text:span text:style-name="T8">as</text:span><text:span text:style-name="T6"> podrán presentar las alegaciones o sugerencias que consideren oportunas. </text:span></text:p>
      <text:p text:style-name="P24">Publicar el anuncio de exposición en el Boletín Oficial de la Provincia.</text:p>
      <text:p text:style-name="P8"><text:span text:style-name="T22">TERCERO</text:span>.- En caso de no presentarse reclamaciones ni sugerencias, la Ordenanza $$MUNICIPAL$$ Específica de Subvenciones $$MODALIDAD_SUBVENCION$$ se entenderá definitivamente aprobada. </text:p>
      <text:p text:style-name="P8"><text:span text:style-name="T22">CUARTO</text:span>.- Publicar los acuerdos definitivos y el texto íntegro de la Ordenanza aprobada en el «Boletín Oficial» de la provincia, en caso de no presentarse reclamaciones durante el período de exposición pública. </text:p>
      <text:p text:style-name="P8"><text:span text:style-name="T22">QUINTO</text:span>.- Que el acuerdo y el texto de la Ordenanza, definitivamente aprobado, se comunique a la Administración del Estado y de la Comunidad Autónoma en cumplimiento de lo dispuesto en el artículo 65 y 70.2 de la Ley 7/1985, de 2 de abril, Reguladora de las Bases del Régimen Local. </text:p>
      <text:p text:style-name="P11"><text:span text:style-name="T22">SEXTO</text:span>.- La Ordenanza $$MUNICIPAL$$ Específica de Subvenciones $$MODALIDAD_SUBVENCION$$ entrará en vigor transcurridos 15 días <text:span text:style-name="T18">hábiles</text:span> desde la recepción del acuerdo remitido conforme al punto Cuarto del acuerdo, en cumplimiento del artículo 70.2 de la Ley 7/1985, de 2 de abril.</text:p>
      <text:p text:style-name="P16"/>
      <text:p text:style-name="P18"/>
      <text:p text:style-name="P20"><text:span text:style-name="Fuente_20_de_20_párrafo_20_predeter."><text:span text:style-name="T28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6"><text:text-input text:description="JOOScript">${(FIRMANTES_FDO_AUXILIAR)!}</text:text-input></text:span></text:span><text:span text:style-name="T23"><text:s/></text:span><text:span text:style-name="Fuente_20_de_20_párrafo_20_predeter."><text:span text:style-name="T25"><text:text-input text:description="JOOScript">${(FIRMANTES_AUXILIAR)!}</text:text-input></text:span></text:span><text:span text:style-name="Fuente_20_de_20_párrafo_20_predeter."><text:span text:style-name="T25"><text:s/></text:span></text:span></text:p>
      <text:p text:style-name="P19"><text:span text:style-name="Fuente_20_de_20_párrafo_20_predeter."><text:span text:style-name="T27"><text:text-input text:description="JOOScript">${(FIRMANTE_DELEGACION_AUXILIAR)!}</text:text-input></text:span></text:span><text:span text:style-name="Fuente_20_de_20_párrafo_20_predeter."><text:span text:style-name="T2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470ddb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470ddb" style:font-size-asian="10pt" style:font-style-asian="italic" style:font-size-complex="10pt" style:font-style-complex="italic"/>
    </style:style>
    <style:style style:name="MP6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4">$$TELEFONO_AYTO$$</text:p>
        <text:p text:style-name="MP5">$$WEB_AYTO$$</text:p>
        <text:p text:style-name="MP6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3</meta:editing-cycles>
    <meta:creation-date>2019-09-12T08:50:52.807000000</meta:creation-date>
    <meta:editing-duration>P1DT8H19M13S</meta:editing-duration>
    <meta:generator>LibreOffice/7.0.2.2$Windows_X86_64 LibreOffice_project/8349ace3c3162073abd90d81fd06dcfb6b36b994</meta:generator>
    <dc:date>2021-03-04T12:35:48.416000000</dc:date>
    <dc:creator>N G</dc:creator>
    <meta:document-statistic meta:table-count="0" meta:image-count="0" meta:object-count="0" meta:page-count="2" meta:paragraph-count="30" meta:word-count="580" meta:character-count="4356" meta:non-whitespace-character-count="3803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